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2pt solid #000000" fo:background-color="#305496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fo:background-color="#8EA9DB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2pt solid #000000" fo:background-color="#8EA9DB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fo:background-color="transparent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2pt solid #000000" fo:background-color="#305496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2pt solid #000000" fo:background-color="#305496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fo:background-color="transparent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9.73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38.25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1. Wstępny szablon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8">
            <text:p>Użytkownik rejestruje się z poprawnymi danymi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9">
            <text:p>PRE-CONDITION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otwiera stronę automationpractise.com</text:p>
          </table:table-cell>
          <table:table-cell office:value-type="string" table:style-name="ce5">
            <text:p>Strona otwiera się poprawnie, można się zarejestrowa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Posiada adres mail do rejestracji</text:p>
          </table:table-cell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9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1. Kliknij na "Zarejestruj się"</text:p>
          </table:table-cell>
          <table:table-cell office:value-type="string" table:style-name="ce5">
            <text:p>Przejście do strony rejestracji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4">
            <text:p>2. Podaj poprawny adres mail i kliknij przycik "Kontynuuj"</text:p>
          </table:table-cell>
          <table:table-cell office:value-type="string" table:style-name="ce5">
            <text:p>Przejście do strony rejestracji, kontynuacja rejestracji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3. Wprowadź imię i nazwisko oraz hasło</text:p>
          </table:table-cell>
          <table:table-cell office:value-type="string" table:style-name="ce5">
            <text:p>Przycisk "Zarejestruj się" zostaje odblokowany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4. Kliknij "Zarejestruj się"</text:p>
          </table:table-cell>
          <table:table-cell office:value-type="string" table:style-name="ce5">
            <text:p>Użytkownik zostaje przekierowany na stronę główną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0">
            <text:p>Podsumowanie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1"/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3">
            <text:p>Użytkownik edytuje swój profil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9">
            <text:p>PRE-CONDITION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jest zalogowany na automationpractise.com</text:p>
          </table:table-cell>
          <table:table-cell office:value-type="string" table:style-name="ce5">
            <text:p>Użytkownik ma możliwość przejścia do zakładki My accounts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9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4">
            <text:p>1. Wejdź w zakładkę z profilem uzytkownika w prawym górnym menu</text:p>
          </table:table-cell>
          <table:table-cell office:value-type="string" table:style-name="ce5">
            <text:p>Użytkownik <text:s/>przechodzi do strony My Accoun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2. Kliknij "My personal information"</text:p>
          </table:table-cell>
          <table:table-cell office:value-type="string" table:style-name="ce5">
            <text:p>Użytkownik przechodzi do strony z danymi profilu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4">
            <text:p>3. Zmień informację profilowe: imię, nazwisko, datę urodzenia, hasło</text:p>
          </table:table-cell>
          <table:table-cell office:value-type="string" table:style-name="ce5">
            <text:p>Użytkownik ma możliwość wprowadzenia danych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4. Kliknij "Save"</text:p>
          </table:table-cell>
          <table:table-cell office:value-type="string" table:style-name="ce5">
            <text:p>Dane zapisują się poprawnie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4">
            <text:p>5. Sprawdź czy dane zostały zapisane</text:p>
          </table:table-cell>
          <table:table-cell office:value-type="string" table:style-name="ce5">
            <text:p>Wprowadzone dane powinny zostć zapisane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0">
            <text:p>Podsumowanie</text:p>
          </table:table-cell>
          <table:covered-table-cell/>
          <table:table-cell table:number-columns-repeated="16381"/>
        </table:table-row>
        <table:table-row table:style-name="ro7">
          <table:table-cell/>
          <table:table-cell office:value-type="string" table:number-columns-spanned="2" table:number-rows-spanned="1" table:style-name="ce14">
            <text:p>Test sprawdza czy uzytkownik ma możliwość zmiany danych personalnych oraz czy poprawnie zapisują się w profilu.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3">
            <text:p>Użytkownik wybiera produkt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9">
            <text:p>PRE-CONDITION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jest zalogowany na automationpractise.com</text:p>
          </table:table-cell>
          <table:table-cell office:value-type="string" table:style-name="ce5">
            <text:p>Użytkownik ma możliwość przejścia do zakładki My accounts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table:style-name="ce3"/>
          <table:table-cell table:number-columns-repeated="16381"/>
        </table:table-row>
        <table:table-row table:style-name="ro1">
          <table:table-cell/>
          <table:table-cell table:style-name="ce4"/>
          <table:table-cell table:style-name="ce5"/>
          <table:table-cell table:number-columns-repeated="16381"/>
        </table:table-row>
        <table:table-row table:style-name="ro1">
          <table:table-cell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9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6">
            <text:p>1. Ze strony głównej wchodzimy w produkt Printed Chiffon Dress</text:p>
          </table:table-cell>
          <table:table-cell office:value-type="string" table:style-name="ce17">
            <text:p>Otwiera się strona z produktem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5">
            <text:p><text:span text:style-name="T1">2</text:span>.<text:span text:style-name="T1"><text:s/>W polu Quntity wpisz 0, a następnie kliknij Add to cart</text:span></text:p>
          </table:table-cell>
          <table:table-cell office:value-type="string" table:style-name="ce17">
            <text:p>Wyskakuje popup "Null quantity". Produkt nie zostaje dodany do koszyka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6">
            <text:p>3. Wejdź ponownie w produkt <text:s/>Printed Chiffon Dress zmień ilość</text:p>
          </table:table-cell>
          <table:table-cell office:value-type="string" table:style-name="ce17">
            <text:p>Użytkownik może zmienić ilość na dowolną &gt; 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6">
            <text:p>4. Zmień rozmiar</text:p>
          </table:table-cell>
          <table:table-cell office:value-type="string" table:style-name="ce17">
            <text:p>Użytkownik może zmienić rozmiar pośród dostępnych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6">
            <text:p>5. Zmień kolor</text:p>
          </table:table-cell>
          <table:table-cell office:value-type="string" table:style-name="ce17">
            <text:p>Użytkownik może zmienić kolor pośród dostępnych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6">
            <text:p>6. Kliknij Add to cart<text:s/></text:p>
          </table:table-cell>
          <table:table-cell office:value-type="string" table:style-name="ce17">
            <text:p>Pojawi się okno z zawartością koszyka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6">
            <text:p>7. Sprawdź czy ustawione wartości są prawidłowe</text:p>
          </table:table-cell>
          <table:table-cell office:value-type="string" table:style-name="ce17">
            <text:p>W koszyku produkt widnieje zgodnie z ustawionymi przez użytkownika wartościami</text:p>
          </table:table-cell>
          <table:table-cell table:number-columns-repeated="16381"/>
        </table:table-row>
        <table:table-row table:style-name="ro2">
          <table:table-cell/>
          <table:table-cell table:style-name="ce16"/>
          <table:table-cell table:style-name="ce17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0">
            <text:p>Podsumowanie</text:p>
          </table:table-cell>
          <table:covered-table-cell/>
          <table:table-cell table:number-columns-repeated="16381"/>
        </table:table-row>
        <table:table-row table:style-name="ro7">
          <table:table-cell/>
          <table:table-cell office:value-type="string" table:number-columns-spanned="2" table:number-rows-spanned="1" table:style-name="ce14">
            <text:p>Test sprawdza poprawność danych podczas wyboru produktu, czy użytkownik może dowolnie wybrać ilość rozmiar oraz kolor zgodnie z tym co pokazane jest n stronie.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3">
            <text:p>Użytkownik wybiera produkt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9">
            <text:p>PRE-CONDITION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number-rows-repeated="2" table:style-name="ro1">
          <table:table-cell/>
          <table:table-cell table:style-name="ce2"/>
          <table:table-cell table:style-name="ce3"/>
          <table:table-cell table:number-columns-repeated="16381"/>
        </table:table-row>
        <table:table-row table:style-name="ro1">
          <table:table-cell/>
          <table:table-cell table:style-name="ce4"/>
          <table:table-cell table:style-name="ce5"/>
          <table:table-cell table:number-columns-repeated="16381"/>
        </table:table-row>
        <table:table-row table:style-name="ro1">
          <table:table-cell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9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number-rows-repeated="4" table:style-name="ro1">
          <table:table-cell/>
          <table:table-cell table:style-name="ce2"/>
          <table:table-cell table:style-name="ce3"/>
          <table:table-cell table:number-columns-repeated="16381"/>
        </table:table-row>
        <table:table-row table:number-rows-repeated="3" table:style-name="ro1">
          <table:table-cell/>
          <table:table-cell table:style-name="ce4"/>
          <table:table-cell table:style-name="ce5"/>
          <table:table-cell table:number-columns-repeated="16381"/>
        </table:table-row>
        <table:table-row table:style-name="ro2">
          <table:table-cell/>
          <table:table-cell table:style-name="ce4"/>
          <table:table-cell table:style-name="ce5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0">
            <text:p>Podsumowanie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1"/>
          <table:covered-table-cell/>
          <table:table-cell table:number-columns-repeated="16381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Petunia ] XX</meta:initial-creator>
    <dc:creator>Petunia ] XX</dc:creator>
    <meta:creation-date>2020-03-15T10:52:48Z</meta:creation-date>
    <dc:date>2020-03-29T08:22:12Z</dc:date>
  </office:meta>
</office:document-meta>
</file>